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098" officeooo:paragraph-rsid="001d8098"/>
    </style:style>
    <style:style style:name="P2" style:family="paragraph" style:parent-style-name="Standard">
      <style:text-properties officeooo:rsid="001eb9e0" officeooo:paragraph-rsid="001eb9e0"/>
    </style:style>
    <style:style style:name="P3" style:family="paragraph" style:parent-style-name="Standard">
      <style:text-properties officeooo:rsid="001ed380" officeooo:paragraph-rsid="001ed380"/>
    </style:style>
    <style:style style:name="P4" style:family="paragraph" style:parent-style-name="Standard">
      <style:text-properties officeooo:rsid="00204e66" officeooo:paragraph-rsid="00204e66"/>
    </style:style>
    <style:style style:name="P5" style:family="paragraph" style:parent-style-name="Standard">
      <style:text-properties officeooo:rsid="002055d6" officeooo:paragraph-rsid="002055d6"/>
    </style:style>
    <style:style style:name="P6" style:family="paragraph" style:parent-style-name="Standard">
      <style:text-properties officeooo:rsid="001eb9e0" officeooo:paragraph-rsid="001eb9e0"/>
    </style:style>
    <style:style style:name="P7" style:family="paragraph" style:parent-style-name="Standard">
      <style:text-properties officeooo:rsid="001eb9e0" officeooo:paragraph-rsid="001d8098"/>
    </style:style>
    <style:style style:name="P8" style:family="paragraph" style:parent-style-name="Standard">
      <style:text-properties officeooo:rsid="002c7dca" officeooo:paragraph-rsid="002c7dca"/>
    </style:style>
    <style:style style:name="P9" style:family="paragraph" style:parent-style-name="Standard">
      <style:text-properties officeooo:rsid="002ffda9" officeooo:paragraph-rsid="002ffda9"/>
    </style:style>
    <style:style style:name="T1" style:family="text">
      <style:text-properties officeooo:rsid="00204e66"/>
    </style:style>
    <style:style style:name="T2" style:family="text">
      <style:text-properties officeooo:rsid="0021d5c6"/>
    </style:style>
    <style:style style:name="T3" style:family="text">
      <style:text-properties officeooo:rsid="0022c39d"/>
    </style:style>
    <style:style style:name="T4" style:family="text">
      <style:text-properties officeooo:rsid="0028cf1d"/>
    </style:style>
    <style:style style:name="T5" style:family="text">
      <style:text-properties officeooo:rsid="002cae21"/>
    </style:style>
    <style:style style:name="T6" style:family="text">
      <style:text-properties officeooo:rsid="002e8e00"/>
    </style:style>
    <style:style style:name="T7" style:family="text">
      <style:text-properties officeooo:rsid="002ffd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RIES API </text:p>
      <text:p text:style-name="P1"/>
      <text:p text:style-name="P1">TOOLS: Python, SQLAlchemy, FastAPI</text:p>
      <text:p text:style-name="P1"/>
      <text:p text:style-name="P1">DESCRIPTION:</text:p>
      <text:p text:style-name="P1"/>
      <text:p text:style-name="P1">API that allows you to retrieve demographic information on countries <text:span text:style-name="T2">around the world</text:span></text:p>
      <text:p text:style-name="P1"/>
      <text:p text:style-name="P1">HOW DOES IT WORK?</text:p>
      <text:p text:style-name="P7"/>
      <text:p text:style-name="P3">My goal with this project was to create an API that allows <text:span text:style-name="T1">the user </text:span>to access some of the main economic <text:span text:style-name="T1">indicators of a country.</text:span></text:p>
      <text:p text:style-name="P4">To do so I laid out the structure I wanted the database to have, which was the following:</text:p>
      <text:p text:style-name="P4"><text:tab/>Three models:</text:p>
      <text:p text:style-name="P4"><text:tab/><text:tab/>1.- Countries: includes all the economics indicators and has relationships with both <text:tab/><text:tab/>of the other tables</text:p>
      <text:p text:style-name="P4"><text:tab/><text:tab/>2.- Continents: contains the continents names and ids</text:p>
      <text:p text:style-name="P4"><text:tab/><text:tab/>3.- Regions: contains the regions names and ids</text:p>
      <text:p text:style-name="P4"/>
      <text:p text:style-name="P5">This was done through the SQLAlchemy ORM, which allows us to communicate to the database <text:span text:style-name="T3">using</text:span> Python <text:span text:style-name="T4">by acting like a “bridge” between them. <text:tab/></text:span></text:p>
      <text:p text:style-name="P2"/>
      <text:p text:style-name="P8">To write endpoints I used FastAPI, a framework <text:span text:style-name="T5">typically used</text:span> to build APIs. <text:span text:style-name="T6">Each endpoint calls a CRUD (Create, Read, Update, Delete) function that allows the user to </text:span><text:span text:style-name="T7">manipulate the database data in some way.</text:span></text:p>
      <text:p text:style-name="P8"/>
      <text:p text:style-name="P9">The API can be used 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8:09:30.485113369</meta:creation-date>
    <dc:date>2023-02-10T17:40:40.728690688</dc:date>
    <meta:editing-duration>P1DT10H28M56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65" meta:character-count="977" meta:non-whitespace-character-count="813"/>
  </office:meta>
</office:document-meta>
</file>